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7eee0" officeooo:paragraph-rsid="0017eee0"/>
    </style:style>
    <style:style style:name="P2" style:family="paragraph" style:parent-style-name="Standard">
      <style:text-properties officeooo:rsid="00188553" officeooo:paragraph-rsid="00188553"/>
    </style:style>
    <style:style style:name="P3" style:family="paragraph" style:parent-style-name="Standard">
      <style:text-properties officeooo:rsid="001938ce" officeooo:paragraph-rsid="001938ce"/>
    </style:style>
    <style:style style:name="P4" style:family="paragraph" style:parent-style-name="Standard">
      <style:text-properties officeooo:rsid="001aa28a" officeooo:paragraph-rsid="001aa28a"/>
    </style:style>
    <style:style style:name="P5" style:family="paragraph" style:parent-style-name="Standard">
      <style:text-properties officeooo:rsid="001c2706" officeooo:paragraph-rsid="001c2706"/>
    </style:style>
    <style:style style:name="P6" style:family="paragraph" style:parent-style-name="Standard">
      <style:text-properties officeooo:rsid="001e24aa" officeooo:paragraph-rsid="001e24aa"/>
    </style:style>
    <style:style style:name="P7" style:family="paragraph" style:parent-style-name="Standard">
      <style:text-properties officeooo:rsid="001938ce" officeooo:paragraph-rsid="001938ce"/>
    </style:style>
    <style:style style:name="P8" style:family="paragraph" style:parent-style-name="Standard">
      <style:text-properties officeooo:rsid="001efbea" officeooo:paragraph-rsid="001efbea"/>
    </style:style>
    <style:style style:name="P9" style:family="paragraph" style:parent-style-name="Standard">
      <style:text-properties officeooo:rsid="002087fe" officeooo:paragraph-rsid="002087fe"/>
    </style:style>
    <style:style style:name="P10" style:family="paragraph" style:parent-style-name="Standard">
      <style:text-properties officeooo:rsid="00208b1a" officeooo:paragraph-rsid="00208b1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Exercise 6</text:p>
      <text:p text:style-name="P1"/>
      <text:p text:style-name="P1">cse-185001084@CCL-19:~$ script</text:p>
      <text:p text:style-name="P1">Script started, file is typescript</text:p>
      <text:p text:style-name="P1">cse-185001084@CCL-19:~$ cat &gt; a6-e1-f1</text:p>
      <text:p text:style-name="P1">1425<text:tab/>Juan<text:tab/>18<text:tab/>14.25</text:p>
      <text:p text:style-name="P1">4321<text:tab/>George<text:tab/>22<text:tab/>21.11</text:p>
      <text:p text:style-name="P1">6781<text:tab/>Anna<text:tab/>44<text:tab/>16.77</text:p>
      <text:p text:style-name="P1">1451<text:tab/>Ben<text:tab/>36<text:tab/>21.77</text:p>
      <text:p text:style-name="P1">2277<text:tab/>Tuan<text:tab/>16<text:tab/>18.77</text:p>
      <text:p text:style-name="P1">cse-185001084@CCL-19:~$ grep -h 'Anna' a6-e1-f1 |cut -f4</text:p>
      <text:p text:style-name="P1">16.77</text:p>
      <text:p text:style-name="P1">cse-185001084@CCL-19:~$ grep -h '1451' a6-e1-f1 |cut -f2</text:p>
      <text:p text:style-name="P1">Ben</text:p>
      <text:p text:style-name="P1">cse-185001084@CCL-19:~$ cut -f2,3 a6-e1-f1 </text:p>
      <text:p text:style-name="P1">Juan<text:tab/>18</text:p>
      <text:p text:style-name="P1">George<text:tab/>22</text:p>
      <text:p text:style-name="P1">Anna<text:tab/>44</text:p>
      <text:p text:style-name="P1">Ben<text:tab/>36</text:p>
      <text:p text:style-name="P1">Tuan<text:tab/>16</text:p>
      <text:p text:style-name="P1">cse-185001084@CCL-19:~$ cut -f2,3 a6-e1-f1 | grep -Eh '[2-9][1-9]'</text:p>
      <text:p text:style-name="P1">George<text:tab/>22</text:p>
      <text:p text:style-name="P1">Anna<text:tab/>44</text:p>
      <text:p text:style-name="P1">Ben<text:tab/>36</text:p>
      <text:p text:style-name="P2">cse-185001084@CCL-19:~$ cut -f2,3 a6-e1-f1 | grep -Eh '[2-9][1-9]'| cut -f1</text:p>
      <text:p text:style-name="P2">George</text:p>
      <text:p text:style-name="P2">Anna</text:p>
      <text:p text:style-name="P2">Ben</text:p>
      <text:p text:style-name="P2">cse-185001084@CCL-19:~$ cut -f1,2,4 a6-e1-f1 | grep -Eh '[2-9][1-9].[0-9][0-9]$'</text:p>
      <text:p text:style-name="P2">4321<text:tab/>George<text:tab/>21.11</text:p>
      <text:p text:style-name="P2">1451<text:tab/>Ben<text:tab/>21.77</text:p>
      <text:p text:style-name="P3">cse-185001084@CCL-19:~$ paste &lt;(cut -f3 a6-e1-f1) &lt;(cut -f1,2,4 a6-e1-f1) | grep -h '^[0-9][^0-9]' | cut -f2,3,4</text:p>
      <text:p text:style-name="P4">cse-185001084@CCL-19:~$ paste &lt;(cut -f3 a6-e1-f1) &lt;(cut -f1,2,4 a6-e1-f1) | grep -Ph '^[0-9]\t' | cut -f2,3,4</text:p>
      <text:p text:style-name="P4"/>
      <text:p text:style-name="P4">grep -Ph ‘\t[0-9]\t’ a6-e1-f1 | cut -f1,2,4</text:p>
      <text:p text:style-name="P3"/>
      <text:p text:style-name="P3">Exercise 2:</text:p>
      <text:p text:style-name="P3"/>
      <text:p text:style-name="P3"/>
      <text:p text:style-name="P5">cse-185001084@CCL-19:~$ egrep -h '^[A-Z]|\t' a6-e2-f1 &gt; a6-e2-f2</text:p>
      <text:p text:style-name="P6">cse-185001084@CCL-19:~$ grep -Ph '^\t' a6-e2-f2 &gt; a6-e2-f3</text:p>
      <text:p text:style-name="P6">cse-185001084@CCL-19:~$ grep -Ph '^[^\t]' a6-e2-f2 &gt; a6-e2-f4</text:p>
      <text:p text:style-name="P6">cse-185001084@CCL-19:~$ grep -Ph '^ * $' a6-e2-f2 &gt; a6-e2-f5</text:p>
      <text:p text:style-name="P3"/>
      <text:p text:style-name="P3"/>
      <text:p text:style-name="P8">Exercise 3:</text:p>
      <text:p text:style-name="P8">cse-185001084@CCL-19:~$ cat a6-e3-f1 </text:p>
      <text:p text:style-name="P8">CIS<text:tab/>15<text:tab/>1<text:tab/>45</text:p>
      <text:p text:style-name="P8">CIS<text:tab/>54<text:tab/>1<text:tab/>20</text:p>
      <text:p text:style-name="P8"><text:soft-page-break/>BUS<text:tab/>34<text:tab/>2<text:tab/>20</text:p>
      <text:p text:style-name="P8">ENG<text:tab/>11<text:tab/>2<text:tab/>89</text:p>
      <text:p text:style-name="P8">CIS<text:tab/>45<text:tab/>1<text:tab/>38</text:p>
      <text:p text:style-name="P8">MTH<text:tab/>35<text:tab/>1<text:tab/>56</text:p>
      <text:p text:style-name="P8">MTH<text:tab/>35<text:tab/>2<text:tab/>41</text:p>
      <text:p text:style-name="P8">PE<text:tab/>17<text:tab/>2<text:tab/>25</text:p>
      <text:p text:style-name="P8">CIS<text:tab/>54<text:tab/>2<text:tab/>67</text:p>
      <text:p text:style-name="P8">cse-185001084@CCL-19:~$ cat a6-e3-f2 </text:p>
      <text:p text:style-name="P8">cat: a6-e3-f2: No such file or directory</text:p>
      <text:p text:style-name="P8">cse-185001084@CCL-19:~$ grep -Eh '\&lt;1\&gt;' a6-e3-f1 </text:p>
      <text:p text:style-name="P8">CIS<text:tab/>15<text:tab/>1<text:tab/>45</text:p>
      <text:p text:style-name="P8">CIS<text:tab/>54<text:tab/>1<text:tab/>20</text:p>
      <text:p text:style-name="P8">CIS<text:tab/>45<text:tab/>1<text:tab/>38</text:p>
      <text:p text:style-name="P8">MTH<text:tab/>35<text:tab/>1<text:tab/>56</text:p>
      <text:p text:style-name="P8">cse-185001084@CCL-19:~$ grep -Eh '\&lt;1\&gt;' a6-e3-f1 | cut -f1</text:p>
      <text:p text:style-name="P8">CIS</text:p>
      <text:p text:style-name="P8">CIS</text:p>
      <text:p text:style-name="P8">CIS</text:p>
      <text:p text:style-name="P8">MTH</text:p>
      <text:p text:style-name="P8">cse-185001084@CCL-19:~$ grep -Eh '\&lt;1\&gt;' a6-e3-f1 | cut -f2 &gt; a6-e3-f2</text:p>
      <text:p text:style-name="P8">cse-185001084@CCL-19:~$ grep -Eh '^CIS' a6-e3-f1 | cut -f2</text:p>
      <text:p text:style-name="P8">15</text:p>
      <text:p text:style-name="P8">54</text:p>
      <text:p text:style-name="P8">45</text:p>
      <text:p text:style-name="P8">54</text:p>
      <text:p text:style-name="P8">cse-185001084@CCL-19:~$ sort a6-e3-f1 |uniq -u | grep -Eh '^CIS' | cut -f2</text:p>
      <text:p text:style-name="P8">15</text:p>
      <text:p text:style-name="P8">45</text:p>
      <text:p text:style-name="P8">54</text:p>
      <text:p text:style-name="P8">54</text:p>
      <text:p text:style-name="P8">cse-185001084@CCL-19:~$ grep -Eh '^CIS' a6-e3-f1 | cut -f2 </text:p>
      <text:p text:style-name="P8">15</text:p>
      <text:p text:style-name="P8">54</text:p>
      <text:p text:style-name="P8">45</text:p>
      <text:p text:style-name="P8">54</text:p>
      <text:p text:style-name="P8">cse-185001084@CCL-19:~$ grep -Eh '^CIS' a6-e3-f1 | cut -f2 &gt;a6-e3-f3</text:p>
      <text:p text:style-name="P8">cse-185001084@CCL-19:~$ cat a6-e3-f3</text:p>
      <text:p text:style-name="P8">15</text:p>
      <text:p text:style-name="P8">54</text:p>
      <text:p text:style-name="P8">45</text:p>
      <text:p text:style-name="P8">54</text:p>
      <text:p text:style-name="P8">cse-185001084@CCL-19:~$ grep -Eh '[0-1][0-9]$' a6-e3-f1 </text:p>
      <text:p text:style-name="P8">cse-185001084@CCL-19:~$ grep -h '[0-1][0-9]$' a6-e3-f1 </text:p>
      <text:p text:style-name="P8">cse-185001084@CCL-19:~$ grep -h '[0-2][0-9]$' a6-e3-f1 </text:p>
      <text:p text:style-name="P8">CIS<text:tab/>54<text:tab/>1<text:tab/>20</text:p>
      <text:p text:style-name="P8">BUS<text:tab/>34<text:tab/>2<text:tab/>20</text:p>
      <text:p text:style-name="P8">PE<text:tab/>17<text:tab/>2<text:tab/>25</text:p>
      <text:p text:style-name="P8">cse-185001084@CCL-19:~$ grep -h '[0-1][0-9]$' a6-e3-f1 &gt; a6-e3-f4</text:p>
      <text:p text:style-name="P8">cse-185001084@CCL-19:~$ </text:p>
      <text:p text:style-name="P8"/>
      <text:p text:style-name="P8"/>
      <text:p text:style-name="P8"/>
      <text:p text:style-name="P8"><text:soft-page-break/>Exercise 4;</text:p>
      <text:p text:style-name="P8"/>
      <text:p text:style-name="P9">cse-185001084@CCL-19:~$ cat a6-e4-f1</text:p>
      <text:p text:style-name="P9">Great fleas have little fleas</text:p>
      <text:p text:style-name="P9"><text:tab/>upon their backs to bite 'em,</text:p>
      <text:p text:style-name="P9">And little fleas have lesser fleas,</text:p>
      <text:p text:style-name="P9"><text:tab/>and so ad infinitum.</text:p>
      <text:p text:style-name="P9">And the great fleas themselves, in turn,</text:p>
      <text:p text:style-name="P9"><text:tab/>have greater fleas to go on;</text:p>
      <text:p text:style-name="P9">While these again have greater still,</text:p>
      <text:p text:style-name="P9"><text:tab/>and greater still, and so on.</text:p>
      <text:p text:style-name="P9">cse-185001084@CCL-19:~$ grep -E '(\&lt;.+\&gt;).+\1' a6-e4-f1 </text:p>
      <text:p text:style-name="P9">Great fleas have little fleas</text:p>
      <text:p text:style-name="P9">And little fleas have lesser fleas,</text:p>
      <text:p text:style-name="P9">And the great fleas themselves, in turn,</text:p>
      <text:p text:style-name="P9"><text:tab/>and greater still, and so on.</text:p>
      <text:p text:style-name="P9">cse-185001084@CCL-19:~$ grep -vE '(\&lt;.+\&gt;).+\1' a6-e4-f1 </text:p>
      <text:p text:style-name="P9"><text:tab/>upon their backs to bite 'em,</text:p>
      <text:p text:style-name="P9"><text:tab/>and so ad infinitum.</text:p>
      <text:p text:style-name="P9"><text:tab/>have greater fleas to go on;</text:p>
      <text:p text:style-name="P9">While these again have greater still,</text:p>
      <text:p text:style-name="P9">cse-185001084@CCL-19:~$ grep -E '(\&lt;.+ \&gt;).+\1' a6-e4-f1 </text:p>
      <text:p text:style-name="P9">cse-185001084@CCL-19:~$ grep -E '(\&lt;.+\&gt;).+\1' a6-e4-f1 </text:p>
      <text:p text:style-name="P9">Great fleas have little fleas</text:p>
      <text:p text:style-name="P9">And little fleas have lesser fleas,</text:p>
      <text:p text:style-name="P9">And the great fleas themselves, in turn,</text:p>
      <text:p text:style-name="P9"><text:tab/>and greater still, and so on.</text:p>
      <text:p text:style-name="P9">cse-185001084@CCL-19:~$ grep -vE '(\&lt;.+\&gt;).+\1' a6-e4-f1 &gt; a6-e4-f2</text:p>
      <text:p text:style-name="P9">cse-185001084@CCL-19:~$ grep -vE '(\&lt;.+\&gt;).+\1.+\1' a6-e4-f1 &gt; a6-e4-f3</text:p>
      <text:p text:style-name="P9">cse-185001084@CCL-19:~$ </text:p>
      <text:p text:style-name="P9"/>
      <text:p text:style-name="P9"/>
      <text:p text:style-name="P9">Exercise 5:</text:p>
      <text:p text:style-name="P9"/>
      <text:p text:style-name="P10">cse-185001084@CCL-19:~$ grep -E '^\*[^*]' a6-e5-f1 </text:p>
      <text:p text:style-name="P10">*Section</text:p>
      <text:p text:style-name="P10">*It is a great organization, indeed!*</text:p>
      <text:p text:style-name="P10">cse-185001084@CCL-19:~$ grep -E '^\*.\*' a6-e5-f1 </text:p>
      <text:p text:style-name="P10">***Subsubsection</text:p>
      <text:p text:style-name="P10">cse-185001084@CCL-19:~$ grep -E '(\*){,6}' a6-e5-f1 <text:s/></text:p>
      <text:p text:style-name="P10">*Section</text:p>
      <text:p text:style-name="P10">A section heading starts with*.</text:p>
      <text:p text:style-name="P10">**Subsection</text:p>
      <text:p text:style-name="P10">A subsection heading starts with**.</text:p>
      <text:p text:style-name="P10">We *emphasize*a phrase by delimiting it*.</text:p>
      <text:p text:style-name="P10">***Subsubsection</text:p>
      <text:p text:style-name="P10">A subsubsection starts with***.</text:p>
      <text:p text:style-name="P10">*It is a great organization, indeed!*</text:p>
      <text:p text:style-name="P10"/>
      <text:p text:style-name="P10">cse-185001084@CCL-19:~$ grep -E '^(\*).+\1$' a6-e5-f1 </text:p>
      <text:p text:style-name="P10">*It is a great organization, indeed!*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0T19:05:34.530465840</meta:creation-date>
    <dc:date>2019-08-27T19:12:07.570693917</dc:date>
    <meta:editing-duration>PT15M36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3" meta:paragraph-count="137" meta:word-count="580" meta:character-count="3878" meta:non-whitespace-character-count="3407"/>
  </office:meta>
</office:document-meta>
</file>